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12.9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NewRomanPS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5"/>
        <table:table-column table:style-name="co9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HEX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Y</text:p>
          </table:table-cell>
          <table:table-cell office:value-type="string" calcext:value-type="string">
            <text:p>Synchronisationsbit</text:p>
          </table:table-cell>
          <table:table-cell table:style-name="ce3" office:value-type="string" calcext:value-type="string">
            <text:p>Sendefolgenummer wird zurückgesetzt</text:p>
          </table:table-cell>
          <table:table-cell table:style-name="ce2" table:number-columns-repeated="10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</text:p>
          </table:table-cell>
          <table:table-cell office:value-type="string" calcext:value-type="string">
            <text:p>Empfangsfolgenummer</text:p>
          </table:table-cell>
          <table:table-cell table:style-name="ce3" office:value-type="string" calcext:value-type="string">
            <text:p>die Empfangsfolgenummer entspricht <text:span text:style-name="T1">der Sendefolgenummer der erhaltenen </text:span><text:span text:style-name="T2">Nachricht</text:span>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I-Nachric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tztes Paket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recv.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-Nachrich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senderadresse</text:p>
          </table:table-cell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CK-Nachric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ndefolgenum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-Nachricht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2:14:37.777000000</meta:creation-date>
    <dc:date>2015-05-01T15:24:20.904000000</dc:date>
    <meta:editing-duration>PT3H5M44S</meta:editing-duration>
    <meta:editing-cycles>13</meta:editing-cycles>
    <meta:generator>LibreOffice/4.2.3.3$Windows_x86 LibreOffice_project/882f8a0a489bc99a9e60c7905a60226254cb6ff0</meta:generator>
    <meta:document-statistic meta:table-count="1" meta:cell-count="73" meta:object-count="0"/>
  </office:meta>
</office:document-meta>
</file>